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textarea-horizontal-align="justify" draw:textarea-vertical-align="middle" draw:auto-grow-height="false" fo:min-height="0.388cm" fo:min-width="2.534cm"/>
    </style:style>
    <style:style style:name="gr4" style:family="graphic" style:parent-style-name="standard">
      <style:graphic-properties draw:fill-color="#9d85be" draw:textarea-horizontal-align="justify" draw:textarea-vertical-align="middle" draw:auto-grow-height="false" fo:min-height="3.836cm" fo:min-width="1.851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7da7d8" draw:textarea-horizontal-align="justify" draw:textarea-vertical-align="middle" draw:auto-grow-height="false" fo:min-height="0.109cm" fo:min-width="1.347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107cm" fo:min-width="1.347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7da7d8" draw:textarea-horizontal-align="justify" draw:textarea-vertical-align="middle" draw:auto-grow-height="false" fo:min-height="0.108cm" fo:min-width="1.34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7da7d8" draw:textarea-horizontal-align="justify" draw:textarea-vertical-align="middle" draw:auto-grow-height="false" fo:min-height="0.107cm" fo:min-width="1.347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109cm" fo:min-width="1.347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447cm" fo:min-width="0.137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ba131a" draw:textarea-horizontal-align="justify" draw:textarea-vertical-align="middle" draw:auto-grow-height="false" fo:min-height="0.109cm" fo:min-width="1.346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ba131a" draw:textarea-horizontal-align="justify" draw:textarea-vertical-align="middle" draw:auto-grow-height="false" fo:min-height="0.109cm" fo:min-width="1.347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108cm" fo:min-width="1.346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ba131a" draw:textarea-horizontal-align="justify" draw:textarea-vertical-align="middle" draw:auto-grow-height="false" fo:min-height="0.108cm" fo:min-width="1.347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322cm" fo:min-width="0.075cm" fo:padding-top="0.142cm" fo:padding-bottom="0.142cm" fo:padding-left="0.267cm" fo:padding-right="0.267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fill-color="#ba131a" draw:textarea-horizontal-align="justify" draw:textarea-vertical-align="middle" draw:auto-grow-height="false" fo:min-height="0.388cm" fo:min-width="2.534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7da7d8" draw:textarea-horizontal-align="justify" draw:textarea-vertical-align="middle" draw:auto-grow-height="false" fo:min-height="0.109cm" fo:min-width="1.346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7da7d8" draw:textarea-horizontal-align="justify" draw:textarea-vertical-align="middle" draw:auto-grow-height="false" fo:min-height="0.108cm" fo:min-width="1.347cm" fo:padding-top="0.142cm" fo:padding-bottom="0.142cm" fo:padding-left="0.267cm" fo:padding-right="0.267cm"/>
    </style:style>
    <style:style style:name="gr20" style:family="graphic" style:parent-style-name="standard">
      <style:graphic-properties draw:fill-color="#006c3b" draw:textarea-horizontal-align="justify" draw:textarea-vertical-align="middle" draw:auto-grow-height="false" fo:min-height="0.363cm" fo:min-width="1.926cm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 fo:min-height="0.047cm" fo:min-width="0cm"/>
    </style:style>
    <style:style style:name="gr22" style:family="graphic" style:parent-style-name="standard">
      <style:graphic-properties draw:fill-color="#006c3b" draw:textarea-horizontal-align="justify" draw:textarea-vertical-align="middle" draw:auto-grow-height="false" fo:min-height="0.047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Times New Roman"/>
    </style:style>
    <style:style style:name="P4" style:family="paragraph">
      <loext:graphic-properties draw:fill-color="#9d85be"/>
      <style:paragraph-properties fo:text-align="center"/>
      <style:text-properties fo:font-size="14pt"/>
    </style:style>
    <style:style style:name="P5" style:family="paragraph">
      <loext:graphic-properties draw:fill="none"/>
      <style:paragraph-properties fo:text-align="center"/>
      <style:text-properties fo:font-size="14pt"/>
    </style:style>
    <style:style style:name="P6" style:family="paragraph">
      <loext:graphic-properties draw:fill-color="#7da7d8"/>
      <style:paragraph-properties fo:text-align="center"/>
      <style:text-properties style:font-name="Times New Roman" fo:font-size="14pt"/>
    </style:style>
    <style:style style:name="P7" style:family="paragraph">
      <style:paragraph-properties fo:text-align="center"/>
      <style:text-properties style:font-name="Times New Roman" fo:font-size="14pt"/>
    </style:style>
    <style:style style:name="P8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-color="#ba131a"/>
      <style:paragraph-properties fo:text-align="center"/>
      <style:text-properties style:font-name="Times New Roman" fo:font-size="14pt"/>
    </style:style>
    <style:style style:name="P10" style:family="paragraph">
      <loext:graphic-properties draw:fill-color="#ba131a"/>
      <style:paragraph-properties fo:text-align="center"/>
      <style:text-properties style:font-name="Times New Roman"/>
    </style:style>
    <style:style style:name="P11" style:family="paragraph">
      <loext:graphic-properties draw:fill-color="#006c3b"/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46cm" svg:y1="2.857cm" svg:x2="2.185cm" svg:y2="11.726cm">
          <text:p/>
        </draw:line>
        <draw:line draw:style-name="gr1" draw:text-style-name="P1" draw:layer="layout" svg:x1="9.08cm" svg:y1="2.857cm" svg:x2="9.122cm" svg:y2="11.726cm">
          <text:p/>
        </draw:line>
        <draw:line draw:style-name="gr1" draw:text-style-name="P1" draw:layer="layout" svg:x1="2.146cm" svg:y1="11.741cm" svg:x2="9.078cm" svg:y2="11.741cm">
          <text:p/>
        </draw:line>
        <draw:line draw:style-name="gr1" draw:text-style-name="P1" draw:layer="layout" svg:x1="5.679cm" svg:y1="11.339cm" svg:x2="5.679cm" svg:y2="13.184cm">
          <text:p/>
        </draw:line>
        <draw:line draw:style-name="gr1" draw:text-style-name="P1" draw:layer="layout" svg:x1="2.146cm" svg:y1="2.857cm" svg:x2="9.041cm" svg:y2="2.857cm">
          <text:p/>
        </draw:line>
        <draw:line draw:style-name="gr2" draw:text-style-name="P1" draw:layer="layout" svg:x1="5.518cm" svg:y1="1.627cm" svg:x2="5.518cm" svg:y2="2.858cm">
          <text:p/>
        </draw:line>
        <draw:custom-shape draw:style-name="gr3" draw:text-style-name="P3" draw:layer="layout" svg:width="3.034cm" svg:height="0.638cm" svg:x="4.047cm" svg:y="2.519cm">
          <text:p text:style-name="P2"><text:span text:style-name="T1">spli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05cm" svg:height="4.34cm" draw:transform="rotate (-1.17809724509617) translate (7.011cm 3.21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5" draw:layer="layout" svg:x1="9.128cm" svg:y1="3.659cm" svg:x2="2.695cm" svg:y2="6.421cm">
          <text:p/>
        </draw:line>
        <draw:custom-shape draw:style-name="gr5" draw:text-style-name="P6" draw:layer="layout" svg:width="1.923cm" svg:height="0.435cm" draw:transform="rotate (-1.17809724509617) translate (6.796cm 3.638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923cm" svg:height="0.435cm" draw:transform="rotate (-1.17809724509617) translate (6.195cm 3.887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923cm" svg:height="0.433cm" draw:transform="rotate (-1.17809724509617) translate (5.592cm 4.136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.922cm" svg:height="0.434cm" draw:transform="rotate (-1.17809724509617) translate (5.006cm 4.38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923cm" svg:height="0.433cm" draw:transform="skewX (-0.0022689280275926) rotate (-1.17809724509617) translate (4.404cm 4.628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923cm" svg:height="0.435cm" draw:transform="skewX (-0.00226892802759259) rotate (-1.17809724509617) translate (3.804cm 4.877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0.949cm" svg:height="1.033cm" svg:x="1.762cm" svg:y="5.979cm">
          <text:p text:style-name="P2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034cm" svg:height="0.638cm" svg:x="4.08cm" svg:y="11.363cm">
          <text:p text:style-name="P2"><text:span text:style-name="T1">ca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05cm" svg:height="4.34cm" draw:transform="rotate (1.16762526958421) translate (3.266cm 9.60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5" draw:layer="layout" svg:x1="2.185cm" svg:y1="7.855cm" svg:x2="8.815cm" svg:y2="10.501cm">
          <text:p/>
        </draw:line>
        <draw:custom-shape draw:style-name="gr11" draw:text-style-name="P9" draw:layer="layout" svg:width="1.922cm" svg:height="0.435cm" draw:transform="rotate (1.16762526958421) translate (3.721cm 9.464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1.923cm" svg:height="0.435cm" draw:transform="skewX (-0.00226892802759266) rotate (1.16762526958421) translate (4.319cm 9.719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1.922cm" svg:height="0.434cm" draw:transform="skewX (0.00226892802759263) rotate (1.16762526958421) translate (4.919cm 9.975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922cm" svg:height="0.435cm" draw:transform="rotate (1.16762526958421) translate (5.502cm 10.224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923cm" svg:height="0.434cm" draw:transform="rotate (1.16762526958421) translate (6.102cm 10.48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923cm" svg:height="0.435cm" draw:transform="rotate (1.16762526958421) translate (6.699cm 10.735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0.859cm" svg:height="0.856cm" svg:x="8.671cm" svg:y="10.149cm">
          <text:p text:style-name="P2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0.18cm" svg:y1="3.119cm" svg:x2="20.219cm" svg:y2="11.988cm">
          <text:p/>
        </draw:line>
        <draw:line draw:style-name="gr16" draw:text-style-name="P1" draw:layer="layout" svg:x1="27.114cm" svg:y1="3.119cm" svg:x2="27.156cm" svg:y2="11.988cm">
          <text:p/>
        </draw:line>
        <draw:line draw:style-name="gr16" draw:text-style-name="P1" draw:layer="layout" svg:x1="20.18cm" svg:y1="12.003cm" svg:x2="27.112cm" svg:y2="12.003cm">
          <text:p/>
        </draw:line>
        <draw:line draw:style-name="gr16" draw:text-style-name="P1" draw:layer="layout" svg:x1="23.713cm" svg:y1="11.601cm" svg:x2="23.713cm" svg:y2="13.446cm">
          <text:p/>
        </draw:line>
        <draw:line draw:style-name="gr16" draw:text-style-name="P1" draw:layer="layout" svg:x1="20.18cm" svg:y1="3.119cm" svg:x2="27.075cm" svg:y2="3.119cm">
          <text:p/>
        </draw:line>
        <draw:line draw:style-name="gr16" draw:text-style-name="P1" draw:layer="layout" svg:x1="23.552cm" svg:y1="1.889cm" svg:x2="23.552cm" svg:y2="3.12cm">
          <text:p/>
        </draw:line>
        <draw:custom-shape draw:style-name="gr17" draw:text-style-name="P10" draw:layer="layout" svg:width="3.034cm" svg:height="0.638cm" svg:x="22.081cm" svg:y="2.781cm">
          <text:p text:style-name="P2"><text:span text:style-name="T1">ca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05cm" svg:height="4.34cm" draw:transform="rotate (-1.17809724509617) translate (25.045cm 7.57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5" draw:layer="layout" svg:x1="27.054cm" svg:y1="8.029cm" svg:x2="20.304cm" svg:y2="10.906cm">
          <text:p/>
        </draw:line>
        <draw:custom-shape draw:style-name="gr5" draw:text-style-name="P6" draw:layer="layout" svg:width="1.923cm" svg:height="0.435cm" draw:transform="rotate (-1.17809724509617) translate (24.83cm 8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923cm" svg:height="0.435cm" draw:transform="rotate (-1.17809724509617) translate (24.229cm 8.249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923cm" svg:height="0.433cm" draw:transform="rotate (-1.17809724509617) translate (23.626cm 8.498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.922cm" svg:height="0.434cm" draw:transform="rotate (-1.17809724509617) translate (23.04cm 8.742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923cm" svg:height="0.433cm" draw:transform="skewX (-0.0022689280275926) rotate (-1.17809724509617) translate (22.438cm 8.99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923cm" svg:height="0.435cm" draw:transform="skewX (-0.00226892802759259) rotate (-1.17809724509617) translate (21.838cm 9.239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034cm" svg:height="0.638cm" svg:x="22.114cm" svg:y="11.625cm">
          <text:p text:style-name="P2"><text:span text:style-name="T1">split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0.859cm" svg:height="0.856cm" svg:x="26.684cm" svg:y="7.604cm">
          <text:p text:style-name="P2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5" draw:layer="layout" svg:x1="2.186cm" svg:y1="7.867cm" svg:x2="8.816cm" svg:y2="10.513cm">
          <text:p/>
        </draw:line>
        <draw:custom-shape draw:style-name="gr18" draw:text-style-name="P6" draw:layer="layout" svg:width="1.922cm" svg:height="0.435cm" draw:transform="rotate (1.16762526958421) translate (3.722cm 9.476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923cm" svg:height="0.435cm" draw:transform="skewX (-0.00226892802759266) rotate (1.16762526958421) translate (4.32cm 9.731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1.922cm" svg:height="0.434cm" draw:transform="skewX (0.00226892802759263) rotate (1.16762526958421) translate (4.92cm 9.987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1.922cm" svg:height="0.435cm" draw:transform="rotate (1.16762526958421) translate (5.503cm 10.236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6" draw:layer="layout" svg:width="1.923cm" svg:height="0.434cm" draw:transform="rotate (1.16762526958421) translate (6.103cm 10.492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923cm" svg:height="0.435cm" draw:transform="rotate (1.16762526958421) translate (6.7cm 10.747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0.859cm" svg:height="0.856cm" svg:x="8.672cm" svg:y="10.161cm">
          <text:p text:style-name="P2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605cm" svg:height="4.34cm" draw:transform="rotate (1.16762526958421) translate (21.405cm 6.06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5" draw:layer="layout" svg:x1="20.324cm" svg:y1="4.31cm" svg:x2="27.162cm" svg:y2="7.096cm">
          <text:p/>
        </draw:line>
        <draw:custom-shape draw:style-name="gr11" draw:text-style-name="P9" draw:layer="layout" svg:width="1.922cm" svg:height="0.435cm" draw:transform="rotate (1.16762526958421) translate (21.86cm 5.919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1.923cm" svg:height="0.435cm" draw:transform="skewX (-0.00226892802759266) rotate (1.16762526958421) translate (22.458cm 6.174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1.922cm" svg:height="0.434cm" draw:transform="skewX (0.00226892802759263) rotate (1.16762526958421) translate (23.058cm 6.43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922cm" svg:height="0.435cm" draw:transform="rotate (1.16762526958421) translate (23.641cm 6.679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923cm" svg:height="0.434cm" draw:transform="rotate (1.16762526958421) translate (24.241cm 6.935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923cm" svg:height="0.435cm" draw:transform="rotate (1.16762526958421) translate (24.838cm 7.19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1.922cm" svg:height="0.435cm" draw:transform="rotate (1.16762526958421) translate (21.861cm 5.931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923cm" svg:height="0.435cm" draw:transform="skewX (-0.00226892802759266) rotate (1.16762526958421) translate (22.459cm 6.186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1.922cm" svg:height="0.434cm" draw:transform="skewX (0.00226892802759263) rotate (1.16762526958421) translate (23.059cm 6.442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1.922cm" svg:height="0.435cm" draw:transform="rotate (1.16762526958421) translate (23.642cm 6.691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6" draw:layer="layout" svg:width="1.923cm" svg:height="0.434cm" draw:transform="rotate (1.16762526958421) translate (24.242cm 6.947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923cm" svg:height="0.435cm" draw:transform="rotate (1.16762526958421) translate (24.839cm 7.202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0.859cm" svg:height="0.856cm" svg:x="19.796cm" svg:y="3.827cm">
          <text:p text:style-name="P2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1.522cm" svg:y1="2.984cm" svg:x2="11.561cm" svg:y2="11.853cm">
          <text:p/>
        </draw:line>
        <draw:line draw:style-name="gr16" draw:text-style-name="P1" draw:layer="layout" svg:x1="18.456cm" svg:y1="2.984cm" svg:x2="18.498cm" svg:y2="11.853cm">
          <text:p/>
        </draw:line>
        <draw:line draw:style-name="gr16" draw:text-style-name="P1" draw:layer="layout" svg:x1="11.522cm" svg:y1="11.868cm" svg:x2="18.454cm" svg:y2="11.868cm">
          <text:p/>
        </draw:line>
        <draw:line draw:style-name="gr16" draw:text-style-name="P1" draw:layer="layout" svg:x1="15.055cm" svg:y1="11.466cm" svg:x2="15.055cm" svg:y2="13.311cm">
          <text:p/>
        </draw:line>
        <draw:line draw:style-name="gr16" draw:text-style-name="P1" draw:layer="layout" svg:x1="11.522cm" svg:y1="2.984cm" svg:x2="18.417cm" svg:y2="2.984cm">
          <text:p/>
        </draw:line>
        <draw:line draw:style-name="gr16" draw:text-style-name="P1" draw:layer="layout" svg:x1="14.894cm" svg:y1="1.754cm" svg:x2="14.894cm" svg:y2="2.985cm">
          <text:p/>
        </draw:line>
        <draw:custom-shape draw:style-name="gr3" draw:text-style-name="P3" draw:layer="layout" svg:width="3.034cm" svg:height="0.638cm" svg:x="13.423cm" svg:y="2.646cm">
          <text:p text:style-name="P2"><text:span text:style-name="T1">spli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05cm" svg:height="4.34cm" draw:transform="rotate (-1.17809724509617) translate (16.687cm 3.2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5" draw:layer="layout" svg:x1="18.395cm" svg:y1="3.794cm" svg:x2="12.071cm" svg:y2="6.548cm">
          <text:p/>
        </draw:line>
        <draw:custom-shape draw:style-name="gr5" draw:text-style-name="P6" draw:layer="layout" svg:width="1.923cm" svg:height="0.435cm" draw:transform="rotate (-1.17809724509617) translate (16.472cm 3.665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923cm" svg:height="0.435cm" draw:transform="rotate (-1.17809724509617) translate (15.871cm 3.914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923cm" svg:height="0.433cm" draw:transform="rotate (-1.17809724509617) translate (15.268cm 4.163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.922cm" svg:height="0.434cm" draw:transform="rotate (-1.17809724509617) translate (14.682cm 4.407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923cm" svg:height="0.433cm" draw:transform="skewX (-0.0022689280275926) rotate (-1.17809724509617) translate (14.08cm 4.655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923cm" svg:height="0.435cm" draw:transform="skewX (-0.00226892802759259) rotate (-1.17809724509617) translate (13.48cm 4.904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0.949cm" svg:height="1.033cm" svg:x="11.138cm" svg:y="6.106cm">
          <text:p text:style-name="P2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034cm" svg:height="0.638cm" svg:x="13.456cm" svg:y="11.49cm">
          <text:p text:style-name="P2"><text:span text:style-name="T1">ca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05cm" svg:height="4.34cm" draw:transform="rotate (1.16762526958421) translate (12.642cm 9.73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5" draw:layer="layout" svg:x1="11.561cm" svg:y1="7.982cm" svg:x2="18.191cm" svg:y2="10.628cm">
          <text:p/>
        </draw:line>
        <draw:custom-shape draw:style-name="gr11" draw:text-style-name="P9" draw:layer="layout" svg:width="1.922cm" svg:height="0.435cm" draw:transform="rotate (1.16762526958421) translate (13.097cm 9.591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1.923cm" svg:height="0.435cm" draw:transform="skewX (-0.00226892802759266) rotate (1.16762526958421) translate (13.695cm 9.846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1.922cm" svg:height="0.434cm" draw:transform="skewX (0.00226892802759263) rotate (1.16762526958421) translate (14.295cm 10.102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922cm" svg:height="0.435cm" draw:transform="rotate (1.16762526958421) translate (14.878cm 10.351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923cm" svg:height="0.434cm" draw:transform="rotate (1.16762526958421) translate (15.478cm 10.607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923cm" svg:height="0.435cm" draw:transform="rotate (1.16762526958421) translate (16.075cm 10.862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0.859cm" svg:height="0.856cm" svg:x="18.047cm" svg:y="10.276cm">
          <text:p text:style-name="P2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5" draw:layer="layout" svg:x1="11.562cm" svg:y1="7.994cm" svg:x2="18.192cm" svg:y2="10.64cm">
          <text:p/>
        </draw:line>
        <draw:custom-shape draw:style-name="gr20" draw:text-style-name="P11" draw:layer="layout" svg:width="2.492cm" svg:height="0.679cm" draw:transform="rotate (1.14476145638308) translate (12.876cm 9.72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922cm" svg:height="0.435cm" draw:transform="rotate (1.16762526958421) translate (13.098cm 9.603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923cm" svg:height="0.435cm" draw:transform="skewX (-0.00226892802759266) rotate (1.16762526958421) translate (13.696cm 9.858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1.922cm" svg:height="0.434cm" draw:transform="skewX (0.00226892802759263) rotate (1.16762526958421) translate (14.296cm 10.114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1.922cm" svg:height="0.435cm" draw:transform="rotate (1.16762526958421) translate (14.879cm 10.363cm)">
          <text:p text:style-name="P2"><text:span text:style-name="T2">Con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6" draw:layer="layout" svg:width="1.923cm" svg:height="0.434cm" draw:transform="rotate (1.16762526958421) translate (15.479cm 10.619cm)">
          <text:p text:style-name="P2"><text:span text:style-name="T2">N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923cm" svg:height="0.435cm" draw:transform="rotate (1.16762526958421) translate (16.076cm 10.874cm)">
          <text:p text:style-name="P2"><text:span text:style-name="T2">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0.859cm" svg:height="0.856cm" svg:x="18.048cm" svg:y="10.288cm">
          <text:p text:style-name="P2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508cm" svg:height="0.889cm" draw:transform="rotate (-2.01760061530544) translate (3.488cm 8.1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12" draw:layer="layout" svg:width="0.508cm" svg:height="0.889cm" draw:transform="rotate (2.05128546986894) translate (8.018cm 4.40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12" draw:layer="layout" svg:width="0.508cm" svg:height="0.889cm" draw:transform="rotate (-1.19066361571053) translate (21.333cm 10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12" draw:layer="layout" svg:width="0.508cm" svg:height="0.889cm" draw:transform="rotate (1.22801366170321) translate (25.906cm 6.8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11" draw:layer="layout" svg:width="0.508cm" svg:height="0.889cm" draw:transform="rotate (1.15017197706426) translate (17.055cm 10.4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11" draw:layer="layout" svg:width="0.508cm" svg:height="0.889cm" draw:transform="rotate (-1.11788338590237) translate (12.966cm 5.84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12" draw:layer="layout" svg:width="0.508cm" svg:height="0.889cm" draw:transform="rotate (1.22801366170321) translate (11.949cm 8.44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12" draw:layer="layout" svg:width="0.508cm" svg:height="0.889cm" draw:transform="rotate (-1.19066361571053) translate (18.211cm 3.6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3T06:08:41.933472106</meta:creation-date>
    <dc:date>2019-04-23T06:11:09.695579246</dc:date>
    <meta:editing-duration>PT2M28S</meta:editing-duration>
    <meta:editing-cycles>1</meta:editing-cycles>
    <meta:document-statistic meta:object-count="109"/>
    <meta:generator>LibreOffice/6.0.7.3$Linux_X86_64 LibreOffice_project/00m0$Build-3</meta:generator>
  </office:meta>
</office:document-meta>
</file>